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andlerFunctionTests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HandlerFunctionTests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sourceHandlerFunctionTest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andlerFunctionTests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HandlerFunctionTests.creat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HandlerFunctionTests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